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4.42cm"/>
    </style:style>
    <style:style style:name="co3" style:family="table-column">
      <style:table-column-properties fo:break-before="auto" style:column-width="5.283cm"/>
    </style:style>
    <style:style style:name="co4" style:family="table-column">
      <style:table-column-properties fo:break-before="auto" style:column-width="4.306cm"/>
    </style:style>
    <style:style style:name="co5" style:family="table-column">
      <style:table-column-properties fo:break-before="auto" style:column-width="4.579cm"/>
    </style:style>
    <style:style style:name="co6" style:family="table-column">
      <style:table-column-properties fo:break-before="auto" style:column-width="3.762cm"/>
    </style:style>
    <style:style style:name="co7" style:family="table-column">
      <style:table-column-properties fo:break-before="auto" style:column-width="4.487cm"/>
    </style:style>
    <style:style style:name="co8" style:family="table-column">
      <style:table-column-properties fo:break-before="auto" style:column-width="4.902cm"/>
    </style:style>
    <style:style style:name="co9" style:family="table-column">
      <style:table-column-properties fo:break-before="auto" style:column-width="5.378cm"/>
    </style:style>
    <style:style style:name="co10" style:family="table-column">
      <style:table-column-properties fo:break-before="auto" style:column-width="3.14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color="#cc0000"/>
    </style:style>
    <style:style style:name="ce2" style:family="table-cell" style:parent-style-name="Default" style:data-style-name="N111">
      <style:table-cell-properties fo:background-color="#808080"/>
      <style:text-properties fo:font-weight="bold" style:font-weight-asian="bold" style:font-weight-complex="bold"/>
    </style:style>
    <style:style style:name="ce3" style:family="table-cell" style:parent-style-name="Default" style:data-style-name="N111"/>
    <style:style style:name="ce4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color="#cc0000"/>
    </style:style>
    <style:style style:name="ce5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Planilh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4" table:default-cell-style-name="ce3"/>
        <table:table-column table:style-name="co11" table:number-columns-repeated="1009" table:default-cell-style-name="ce3"/>
        <table:table-row table:style-name="ro1">
          <table:table-cell table:style-name="ce1"/>
          <table:table-cell table:style-name="ce4" office:value-type="string" calcext:value-type="string" table:number-columns-spanned="2" table:number-rows-spanned="1">
            <text:p>ANO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DJF 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MAM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JJA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SON </text:p>
          </table:table-cell>
          <table:covered-table-cell table:style-name="ce1"/>
          <table:table-cell table:style-name="ce5" table:number-columns-repeated="1013"/>
        </table:table-row>
        <table:table-row table:style-name="ro1">
          <table:table-cell table:style-name="ce1"/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sigm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lambda</text:p>
          </table:table-cell>
          <table:table-cell table:number-columns-repeated="3" table:style-name="ce1" office:value-type="float" office:value="0" calcext:value-type="float">
            <text:p>0,000000000000</text:p>
          </table:table-cell>
          <table:table-cell table:style-name="ce1" office:value-type="float" office:value="-1.337373737" calcext:value-type="float">
            <text:p>-1,337373737000</text:p>
          </table:table-cell>
          <table:table-cell table:number-columns-repeated="6" table:style-name="ce1" office:value-type="float" office:value="0" calcext:value-type="float">
            <text:p>0,00000000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au2</text:p>
          </table:table-cell>
          <table:table-cell table:style-name="ce1" office:value-type="float" office:value="0.02065198374" calcext:value-type="float">
            <text:p>0,020651983740</text:p>
          </table:table-cell>
          <table:table-cell table:style-name="ce1" office:value-type="float" office:value="0.00994480076" calcext:value-type="float">
            <text:p>0,009944800760</text:p>
          </table:table-cell>
          <table:table-cell table:style-name="ce1" office:value-type="float" office:value="0.02419487155" calcext:value-type="float">
            <text:p>0,024194871550</text:p>
          </table:table-cell>
          <table:table-cell table:style-name="ce1" office:value-type="float" office:value="0.0223509605" calcext:value-type="float">
            <text:p>0,022350960500</text:p>
          </table:table-cell>
          <table:table-cell table:style-name="ce1" office:value-type="float" office:value="0.02399746637" calcext:value-type="float">
            <text:p>0,023997466370</text:p>
          </table:table-cell>
          <table:table-cell table:style-name="ce1" office:value-type="float" office:value="0.008345854746" calcext:value-type="float">
            <text:p>0,008345854746</text:p>
          </table:table-cell>
          <table:table-cell table:style-name="ce1" office:value-type="float" office:value="0.01447895339" calcext:value-type="float">
            <text:p>0,014478953390</text:p>
          </table:table-cell>
          <table:table-cell table:style-name="ce1" office:value-type="float" office:value="0.00824150997" calcext:value-type="float">
            <text:p>0,008241509970</text:p>
          </table:table-cell>
          <table:table-cell table:style-name="ce1" office:value-type="float" office:value="0.01679553933" calcext:value-type="float">
            <text:p>0,016795539330</text:p>
          </table:table-cell>
          <table:table-cell table:style-name="ce1" office:value-type="float" office:value="0.009145455499" calcext:value-type="float">
            <text:p>0,00914545549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igma2</text:p>
          </table:table-cell>
          <table:table-cell table:style-name="ce1" office:value-type="float" office:value="0.03710070065" calcext:value-type="float">
            <text:p>0,037100700650</text:p>
          </table:table-cell>
          <table:table-cell table:style-name="ce1" office:value-type="float" office:value="0.02537111832" calcext:value-type="float">
            <text:p>0,025371118320</text:p>
          </table:table-cell>
          <table:table-cell table:style-name="ce1" office:value-type="float" office:value="0.1850789968" calcext:value-type="float">
            <text:p>0,185078996800</text:p>
          </table:table-cell>
          <table:table-cell table:style-name="ce1" office:value-type="float" office:value="0.03515315413" calcext:value-type="float">
            <text:p>0,035153154130</text:p>
          </table:table-cell>
          <table:table-cell table:style-name="ce1" office:value-type="float" office:value="0.05583127696" calcext:value-type="float">
            <text:p>0,055831276960</text:p>
          </table:table-cell>
          <table:table-cell table:style-name="ce1" office:value-type="float" office:value="0.01665615577" calcext:value-type="float">
            <text:p>0,016656155770</text:p>
          </table:table-cell>
          <table:table-cell table:style-name="ce1" office:value-type="float" office:value="0.06462660148" calcext:value-type="float">
            <text:p>0,064626601480</text:p>
          </table:table-cell>
          <table:table-cell table:style-name="ce1" office:value-type="float" office:value="0.02119103124" calcext:value-type="float">
            <text:p>0,021191031240</text:p>
          </table:table-cell>
          <table:table-cell table:style-name="ce1" office:value-type="float" office:value="0.04093774208" calcext:value-type="float">
            <text:p>0,040937742080</text:p>
          </table:table-cell>
          <table:table-cell table:style-name="ce1" office:value-type="float" office:value="0.02067460771" calcext:value-type="float">
            <text:p>0,02067460771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hi</text:p>
          </table:table-cell>
          <table:table-cell table:style-name="ce1" office:value-type="float" office:value="61.55040763" calcext:value-type="float">
            <text:p>61,550407630000</text:p>
          </table:table-cell>
          <table:table-cell table:style-name="ce1" office:value-type="float" office:value="102.5468827" calcext:value-type="float">
            <text:p>102,546882700000</text:p>
          </table:table-cell>
          <table:table-cell table:style-name="ce1" office:value-type="float" office:value="92.46956147" calcext:value-type="float">
            <text:p>92,469561470000</text:p>
          </table:table-cell>
          <table:table-cell table:style-name="ce1" office:value-type="float" office:value="139.2178839" calcext:value-type="float">
            <text:p>139,217883900000</text:p>
          </table:table-cell>
          <table:table-cell table:style-name="ce1" office:value-type="float" office:value="59.44381261" calcext:value-type="float">
            <text:p>59,443812610000</text:p>
          </table:table-cell>
          <table:table-cell table:style-name="ce1" office:value-type="float" office:value="109.0249787" calcext:value-type="float">
            <text:p>109,024978700000</text:p>
          </table:table-cell>
          <table:table-cell table:style-name="ce1" office:value-type="float" office:value="161.7023305" calcext:value-type="float">
            <text:p>161,702330500000</text:p>
          </table:table-cell>
          <table:table-cell table:style-name="ce1" office:value-type="float" office:value="245.9652678" calcext:value-type="float">
            <text:p>245,965267800000</text:p>
          </table:table-cell>
          <table:table-cell table:style-name="ce1" office:value-type="float" office:value="142.6639651" calcext:value-type="float">
            <text:p>142,663965100000</text:p>
          </table:table-cell>
          <table:table-cell table:style-name="ce1" office:value-type="float" office:value="77.37789738" calcext:value-type="float">
            <text:p>77,37789738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number-columns-repeated="3" table:style-name="ce1" office:value-type="string" calcext:value-type="string">
            <text:p>gau</text:p>
          </table:table-cell>
          <table:table-cell table:style-name="ce1" office:value-type="string" calcext:value-type="string">
            <text:p>sph</text:p>
          </table:table-cell>
          <table:table-cell table:style-name="ce1" office:value-type="string" calcext:value-type="string">
            <text:p>gau</text:p>
          </table:table-cell>
          <table:table-cell table:number-columns-repeated="4" table:style-name="ce1" office:value-type="string" calcext:value-type="string">
            <text:p>sph</text:p>
          </table:table-cell>
          <table:table-cell table:style-name="ce1" office:value-type="string" calcext:value-type="string">
            <text:p>gau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end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beta0</text:p>
          </table:table-cell>
          <table:table-cell office:value-type="float" office:value="-3.9698" calcext:value-type="float">
            <text:p>-3,969800000000</text:p>
          </table:table-cell>
          <table:table-cell office:value-type="float" office:value="0.9592" calcext:value-type="float">
            <text:p>0,959200000000</text:p>
          </table:table-cell>
          <table:table-cell office:value-type="float" office:value="-3.9996" calcext:value-type="float">
            <text:p>-3,999600000000</text:p>
          </table:table-cell>
          <table:table-cell office:value-type="float" office:value="-0.1802" calcext:value-type="float">
            <text:p>-0,180200000000</text:p>
          </table:table-cell>
          <table:table-cell office:value-type="float" office:value="-5.1881" calcext:value-type="float">
            <text:p>-5,188100000000</text:p>
          </table:table-cell>
          <table:table-cell office:value-type="float" office:value="0.8965" calcext:value-type="float">
            <text:p>0,896500000000</text:p>
          </table:table-cell>
          <table:table-cell office:value-type="float" office:value="-4.5578" calcext:value-type="float">
            <text:p>-4,557800000000</text:p>
          </table:table-cell>
          <table:table-cell office:value-type="float" office:value="0.899" calcext:value-type="float">
            <text:p>0,899000000000</text:p>
          </table:table-cell>
          <table:table-cell office:value-type="float" office:value="-3.7598" calcext:value-type="float">
            <text:p>-3,759800000000</text:p>
          </table:table-cell>
          <table:table-cell office:value-type="float" office:value="0.9372" calcext:value-type="float">
            <text:p>0,93720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ta1</text:p>
          </table:table-cell>
          <table:table-cell office:value-type="float" office:value="1.7572" calcext:value-type="float">
            <text:p>1,757200000000</text:p>
          </table:table-cell>
          <table:table-cell office:value-type="float" office:value="-0.4503" calcext:value-type="float">
            <text:p>-0,450300000000</text:p>
          </table:table-cell>
          <table:table-cell office:value-type="float" office:value="0.4214" calcext:value-type="float">
            <text:p>0,421400000000</text:p>
          </table:table-cell>
          <table:table-cell office:value-type="float" office:value="0.703" calcext:value-type="float">
            <text:p>0,703000000000</text:p>
          </table:table-cell>
          <table:table-cell office:value-type="float" office:value="1.9191" calcext:value-type="float">
            <text:p>1,919100000000</text:p>
          </table:table-cell>
          <table:table-cell office:value-type="float" office:value="-1.2045" calcext:value-type="float">
            <text:p>-1,204500000000</text:p>
          </table:table-cell>
          <table:table-cell office:value-type="float" office:value="1.5923" calcext:value-type="float">
            <text:p>1,592300000000</text:p>
          </table:table-cell>
          <table:table-cell office:value-type="float" office:value="0.3732" calcext:value-type="float">
            <text:p>0,373200000000</text:p>
          </table:table-cell>
          <table:table-cell office:value-type="float" office:value="1.534" calcext:value-type="float">
            <text:p>1,534000000000</text:p>
          </table:table-cell>
          <table:table-cell office:value-type="float" office:value="1.1283" calcext:value-type="float">
            <text:p>1,12830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ta2</text:p>
          </table:table-cell>
          <table:table-cell office:value-type="float" office:value="-0.3886" calcext:value-type="float">
            <text:p>-0,388600000000</text:p>
          </table:table-cell>
          <table:table-cell office:value-type="float" office:value="0.2864" calcext:value-type="float">
            <text:p>0,286400000000</text:p>
          </table:table-cell>
          <table:table-cell office:value-type="float" office:value="0.9286" calcext:value-type="float">
            <text:p>0,928600000000</text:p>
          </table:table-cell>
          <table:table-cell office:value-type="float" office:value="-0.4798" calcext:value-type="float">
            <text:p>-0,479800000000</text:p>
          </table:table-cell>
          <table:table-cell office:value-type="float" office:value="0.0272" calcext:value-type="float">
            <text:p>0,027200000000</text:p>
          </table:table-cell>
          <table:table-cell office:value-type="float" office:value="-0.6089" calcext:value-type="float">
            <text:p>-0,608900000000</text:p>
          </table:table-cell>
          <table:table-cell office:value-type="float" office:value="-0.092" calcext:value-type="float">
            <text:p>-0,092000000000</text:p>
          </table:table-cell>
          <table:table-cell office:value-type="float" office:value="-0.2229" calcext:value-type="float">
            <text:p>-0,222900000000</text:p>
          </table:table-cell>
          <table:table-cell office:value-type="float" office:value="-0.754" calcext:value-type="float">
            <text:p>-0,754000000000</text:p>
          </table:table-cell>
          <table:table-cell office:value-type="float" office:value="1.0372" calcext:value-type="float">
            <text:p>1,03720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ta3</text:p>
          </table:table-cell>
          <table:table-cell office:value-type="float" office:value="0.3381" calcext:value-type="float">
            <text:p>0,338100000000</text:p>
          </table:table-cell>
          <table:table-cell office:value-type="float" office:value="0.6573" calcext:value-type="float">
            <text:p>0,657300000000</text:p>
          </table:table-cell>
          <table:table-cell office:value-type="float" office:value="1.6295" calcext:value-type="float">
            <text:p>1,629500000000</text:p>
          </table:table-cell>
          <table:table-cell office:value-type="float" office:value="0.4234" calcext:value-type="float">
            <text:p>0,423400000000</text:p>
          </table:table-cell>
          <table:table-cell/>
          <table:table-cell office:value-type="float" office:value="0.2022" calcext:value-type="float">
            <text:p>0,202200000000</text:p>
          </table:table-cell>
          <table:table-cell/>
          <table:table-cell office:value-type="float" office:value="0.3071" calcext:value-type="float">
            <text:p>0,307100000000</text:p>
          </table:table-cell>
          <table:table-cell office:value-type="float" office:value="0.3215" calcext:value-type="float">
            <text:p>0,321500000000</text:p>
          </table:table-cell>
          <table:table-cell office:value-type="float" office:value="-0.6364" calcext:value-type="float">
            <text:p>-0,63640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ta4</text:p>
          </table:table-cell>
          <table:table-cell office:value-type="float" office:value="0.7695" calcext:value-type="float">
            <text:p>0,769500000000</text:p>
          </table:table-cell>
          <table:table-cell office:value-type="float" office:value="0.6578" calcext:value-type="float">
            <text:p>0,657800000000</text:p>
          </table:table-cell>
          <table:table-cell office:value-type="float" office:value="-0.6445" calcext:value-type="float">
            <text:p>-0,644500000000</text:p>
          </table:table-cell>
          <table:table-cell office:value-type="float" office:value="0.5907" calcext:value-type="float">
            <text:p>0,590700000000</text:p>
          </table:table-cell>
          <table:table-cell/>
          <table:table-cell office:value-type="float" office:value="0.9293" calcext:value-type="float">
            <text:p>0,929300000000</text:p>
          </table:table-cell>
          <table:table-cell/>
          <table:table-cell office:value-type="float" office:value="0.7576" calcext:value-type="float">
            <text:p>0,757600000000</text:p>
          </table:table-cell>
          <table:table-cell office:value-type="float" office:value="0.7525" calcext:value-type="float">
            <text:p>0,752500000000</text:p>
          </table:table-cell>
          <table:table-cell office:value-type="float" office:value="0.1511" calcext:value-type="float">
            <text:p>0,15110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IEB_ANO^2+Raz.decl^2</text:p>
          </table:table-cell>
          <table:table-cell office:value-type="string" calcext:value-type="string">
            <text:p>Freq1.ordem^2+Diam.topo^2</text:p>
          </table:table-cell>
          <table:table-cell office:value-type="string" calcext:value-type="string">
            <text:p>IEB_DJF^2+Raz.decl^2</text:p>
          </table:table-cell>
          <table:table-cell office:value-type="string" calcext:value-type="string">
            <text:p>Dens.dren^2+Raz.decl^2</text:p>
          </table:table-cell>
          <table:table-cell office:value-type="string" calcext:value-type="string">
            <text:p>IEB_MAM+Decli.Med</text:p>
          </table:table-cell>
          <table:table-cell office:value-type="string" calcext:value-type="string">
            <text:p>Fator.form^2+Longitude^2</text:p>
          </table:table-cell>
          <table:table-cell office:value-type="string" calcext:value-type="string">
            <text:p>IEB_JJA+Raz.Along</text:p>
          </table:table-cell>
          <table:table-cell office:value-type="string" calcext:value-type="string">
            <text:p>Fator.form^2+Raz.decli.^2</text:p>
          </table:table-cell>
          <table:table-cell office:value-type="string" calcext:value-type="string">
            <text:p>IEB_SON^2+Raz.decl^2</text:p>
          </table:table-cell>
          <table:table-cell office:value-type="string" calcext:value-type="string">
            <text:p>Fator.form^2+Freq.1orde^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valiação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AICcs</text:p>
          </table:table-cell>
          <table:table-cell office:value-type="float" office:value="-24.32179" calcext:value-type="float">
            <text:p>-24,321790000000</text:p>
          </table:table-cell>
          <table:table-cell office:value-type="float" office:value="-93.10421" calcext:value-type="float">
            <text:p>-93,104210000000</text:p>
          </table:table-cell>
          <table:table-cell office:value-type="float" office:value="6.858859" calcext:value-type="float">
            <text:p>6,858859000000</text:p>
          </table:table-cell>
          <table:table-cell office:value-type="float" office:value="-13.43242" calcext:value-type="float">
            <text:p>-13,432420000000</text:p>
          </table:table-cell>
          <table:table-cell office:value-type="float" office:value="-8.273668" calcext:value-type="float">
            <text:p>-8,273668000000</text:p>
          </table:table-cell>
          <table:table-cell office:value-type="float" office:value="-81.63792" calcext:value-type="float">
            <text:p>-81,637920000000</text:p>
          </table:table-cell>
          <table:table-cell office:value-type="float" office:value="-19.3106" calcext:value-type="float">
            <text:p>-19,310600000000</text:p>
          </table:table-cell>
          <table:table-cell office:value-type="float" office:value="-94.77388" calcext:value-type="float">
            <text:p>-94,773880000000</text:p>
          </table:table-cell>
          <table:table-cell office:value-type="float" office:value="-23.17589" calcext:value-type="float">
            <text:p>-23,175890000000</text:p>
          </table:table-cell>
          <table:table-cell office:value-type="float" office:value="-93.77062" calcext:value-type="float">
            <text:p>-93,77062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Css</text:p>
          </table:table-cell>
          <table:table-cell office:value-type="float" office:value="-2.276308" calcext:value-type="float">
            <text:p>-2,276308000000</text:p>
          </table:table-cell>
          <table:table-cell office:value-type="float" office:value="-32.21902" calcext:value-type="float">
            <text:p>-32,219020000000</text:p>
          </table:table-cell>
          <table:table-cell office:value-type="float" office:value="72.06208" calcext:value-type="float">
            <text:p>72,062080000000</text:p>
          </table:table-cell>
          <table:table-cell office:value-type="float" office:value="12.06319" calcext:value-type="float">
            <text:p>12,063190000000</text:p>
          </table:table-cell>
          <table:table-cell office:value-type="float" office:value="29.62833" calcext:value-type="float">
            <text:p>29,628330000000</text:p>
          </table:table-cell>
          <table:table-cell office:value-type="float" office:value="-59.38842" calcext:value-type="float">
            <text:p>-59,388420000000</text:p>
          </table:table-cell>
          <table:table-cell office:value-type="float" office:value="17.08145" calcext:value-type="float">
            <text:p>17,081450000000</text:p>
          </table:table-cell>
          <table:table-cell office:value-type="float" office:value="-53.84035" calcext:value-type="float">
            <text:p>-53,840350000000</text:p>
          </table:table-cell>
          <table:table-cell office:value-type="float" office:value="-1.782416" calcext:value-type="float">
            <text:p>-1,782416000000</text:p>
          </table:table-cell>
          <table:table-cell office:value-type="float" office:value="-41.84207" calcext:value-type="float">
            <text:p>-41,84207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lcs</text:p>
          </table:table-cell>
          <table:table-cell office:value-type="float" office:value="20.1609" calcext:value-type="float">
            <text:p>20,160900000000</text:p>
          </table:table-cell>
          <table:table-cell office:value-type="float" office:value="54.5521" calcext:value-type="float">
            <text:p>54,552100000000</text:p>
          </table:table-cell>
          <table:table-cell office:value-type="float" office:value="4.57057" calcext:value-type="float">
            <text:p>4,570570000000</text:p>
          </table:table-cell>
          <table:table-cell office:value-type="float" office:value="14.71621" calcext:value-type="float">
            <text:p>14,716210000000</text:p>
          </table:table-cell>
          <table:table-cell office:value-type="float" office:value="10.13683" calcext:value-type="float">
            <text:p>10,136830000000</text:p>
          </table:table-cell>
          <table:table-cell office:value-type="float" office:value="48.81896" calcext:value-type="float">
            <text:p>48,818960000000</text:p>
          </table:table-cell>
          <table:table-cell office:value-type="float" office:value="15.6553" calcext:value-type="float">
            <text:p>15,655300000000</text:p>
          </table:table-cell>
          <table:table-cell office:value-type="float" office:value="55.38694" calcext:value-type="float">
            <text:p>55,386940000000</text:p>
          </table:table-cell>
          <table:table-cell office:value-type="float" office:value="19.58795" calcext:value-type="float">
            <text:p>19,587950000000</text:p>
          </table:table-cell>
          <table:table-cell office:value-type="float" office:value="54.88531" calcext:value-type="float">
            <text:p>54,8853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lss</text:p>
          </table:table-cell>
          <table:table-cell office:value-type="float" office:value="7.138154" calcext:value-type="float">
            <text:p>7,138154000000</text:p>
          </table:table-cell>
          <table:table-cell office:value-type="float" office:value="22.10951" calcext:value-type="float">
            <text:p>22,109510000000</text:p>
          </table:table-cell>
          <table:table-cell office:value-type="float" office:value="-30.03104" calcext:value-type="float">
            <text:p>-30,031040000000</text:p>
          </table:table-cell>
          <table:table-cell office:value-type="float" office:value="-0.03159377" calcext:value-type="float">
            <text:p>-0,031593770000</text:p>
          </table:table-cell>
          <table:table-cell office:value-type="float" office:value="-10.81416" calcext:value-type="float">
            <text:p>-10,814160000000</text:p>
          </table:table-cell>
          <table:table-cell office:value-type="float" office:value="35.69421" calcext:value-type="float">
            <text:p>35,694210000000</text:p>
          </table:table-cell>
          <table:table-cell office:value-type="float" office:value="-4.540723" calcext:value-type="float">
            <text:p>-4,540723000000</text:p>
          </table:table-cell>
          <table:table-cell office:value-type="float" office:value="32.92017" calcext:value-type="float">
            <text:p>32,920170000000</text:p>
          </table:table-cell>
          <table:table-cell office:value-type="float" office:value="6.891208" calcext:value-type="float">
            <text:p>6,891208000000</text:p>
          </table:table-cell>
          <table:table-cell office:value-type="float" office:value="26.92103" calcext:value-type="float">
            <text:p>26,92103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.cs</text:p>
          </table:table-cell>
          <table:table-cell table:number-columns-repeated="4" office:value-type="float" office:value="8" calcext:value-type="float">
            <text:p>8,000000000000</text:p>
          </table:table-cell>
          <table:table-cell office:value-type="float" office:value="6" calcext:value-type="float">
            <text:p>6,000000000000</text:p>
          </table:table-cell>
          <table:table-cell office:value-type="float" office:value="8" calcext:value-type="float">
            <text:p>8,000000000000</text:p>
          </table:table-cell>
          <table:table-cell office:value-type="float" office:value="6" calcext:value-type="float">
            <text:p>6,000000000000</text:p>
          </table:table-cell>
          <table:table-cell table:number-columns-repeated="3" office:value-type="float" office:value="8" calcext:value-type="float">
            <text:p>8,00000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.ss</text:p>
          </table:table-cell>
          <table:table-cell table:number-columns-repeated="4" office:value-type="float" office:value="6" calcext:value-type="float">
            <text:p>6,000000000000</text:p>
          </table:table-cell>
          <table:table-cell office:value-type="float" office:value="4" calcext:value-type="float">
            <text:p>4,000000000000</text:p>
          </table:table-cell>
          <table:table-cell office:value-type="float" office:value="6" calcext:value-type="float">
            <text:p>6,000000000000</text:p>
          </table:table-cell>
          <table:table-cell office:value-type="float" office:value="4" calcext:value-type="float">
            <text:p>4,000000000000</text:p>
          </table:table-cell>
          <table:table-cell table:number-columns-repeated="3" office:value-type="float" office:value="6" calcext:value-type="float">
            <text:p>6,00000000000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Default" table:number-columns-repeated="3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Default" table:number-columns-repeated="4"/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 table:number-columns-repeated="3"/>
          <table:table-cell table:number-columns-repeated="1009"/>
        </table:table-row>
        <table:table-row table:style-name="ro1">
          <table:table-cell table:number-columns-repeated="14"/>
          <table:table-cell table:style-name="Default"/>
          <table:table-cell table:number-columns-repeated="100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10" number:min-integer-digits="1"/>
    </number:number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/00/0000</text:date>, <text:time style:data-style-name="N2" text:time-value="22:50:19.0706567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3T22:57:50.680365892</dc:date>
    <dc:creator>Wagner Wolff</dc:creator>
    <meta:generator>LibreOffice/4.2.5.2$Linux_X86_64 LibreOffice_project/61cb170a04bb1f12e77c884eab9192be736ec5f5</meta:generator>
    <meta:editing-duration>PT49M12S</meta:editing-duration>
    <meta:editing-cycles>12</meta:editing-cycles>
    <meta:document-statistic meta:table-count="1" meta:cell-count="200" meta:object-count="0"/>
  </office:meta>
</office:document-meta>
</file>